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euzerit-grotesk" svg:font-family="neuzerit-grotesk, Avenir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06a79" officeooo:paragraph-rsid="00006a79" style:font-size-asian="10.5pt"/>
    </style:style>
    <style:style style:name="P2" style:family="paragraph" style:parent-style-name="Standard">
      <style:text-properties fo:font-size="14pt" officeooo:rsid="0001de1b" officeooo:paragraph-rsid="0001de1b" style:font-size-asian="10.5pt"/>
    </style:style>
    <style:style style:name="P3" style:family="paragraph" style:parent-style-name="Standard">
      <style:text-properties fo:font-size="14pt" officeooo:rsid="0001de1b" officeooo:paragraph-rsid="0006cecc" style:font-size-asian="10.5pt"/>
    </style:style>
    <style:style style:name="P4" style:family="paragraph" style:parent-style-name="Standard">
      <style:text-properties fo:font-size="14pt" officeooo:rsid="0003794f" officeooo:paragraph-rsid="0003794f" style:font-size-asian="10.5pt"/>
    </style:style>
    <style:style style:name="P5" style:family="paragraph" style:parent-style-name="Standard">
      <style:text-properties fo:font-size="14pt" officeooo:rsid="0003794f" officeooo:paragraph-rsid="000b4dce" style:font-size-asian="10.5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6cecc" officeooo:paragraph-rsid="0006cecc" style:font-size-asian="10.5pt"/>
    </style:style>
    <style:style style:name="P7" style:family="paragraph" style:parent-style-name="Standard">
      <style:paragraph-properties fo:margin-top="0in" fo:margin-bottom="0.0799in" loext:contextual-spacing="false"/>
      <style:text-properties fo:font-size="14pt" officeooo:rsid="0003794f" officeooo:paragraph-rsid="0003794f" style:font-size-asian="10.5pt"/>
    </style:style>
    <style:style style:name="P8" style:family="paragraph" style:parent-style-name="Standard">
      <style:paragraph-properties fo:margin-top="0in" fo:margin-bottom="0.0799in" loext:contextual-spacing="false"/>
      <style:text-properties fo:font-size="14pt" officeooo:rsid="0003794f" officeooo:paragraph-rsid="000b91af" style:font-size-asian="10.5pt"/>
    </style:style>
    <style:style style:name="P9" style:family="paragraph" style:parent-style-name="Standard">
      <style:paragraph-properties fo:margin-top="0in" fo:margin-bottom="0.0799in" loext:contextual-spacing="false"/>
      <style:text-properties fo:font-size="14pt" officeooo:rsid="00006a79" officeooo:paragraph-rsid="00006a79" style:font-size-asian="10.5pt"/>
    </style:style>
    <style:style style:name="P10" style:family="paragraph" style:parent-style-name="Standard" style:master-page-name="">
      <loext:graphic-properties draw:fill="none"/>
      <style:paragraph-properties fo:margin-left="0.3752in" fo:margin-right="0in" fo:margin-top="0in" fo:margin-bottom="0.0799in" loext:contextual-spacing="false" fo:text-indent="0in" style:auto-text-indent="false" style:page-number="auto" fo:background-color="transparent"/>
      <style:text-properties fo:font-size="14pt" officeooo:rsid="0003794f" officeooo:paragraph-rsid="0003794f" style:font-size-asian="10.5pt"/>
    </style:style>
    <style:style style:name="P11" style:family="paragraph" style:parent-style-name="Standard">
      <loext:graphic-properties draw:fill="none"/>
      <style:paragraph-properties fo:margin-left="0.3752in" fo:margin-right="0in" fo:margin-top="0in" fo:margin-bottom="0.0799in" loext:contextual-spacing="false" fo:text-indent="0in" style:auto-text-indent="false" fo:background-color="transparent"/>
      <style:text-properties fo:font-size="14pt" officeooo:rsid="0003794f" officeooo:paragraph-rsid="0003794f" style:font-size-asian="10.5pt"/>
    </style:style>
    <style:style style:name="T1" style:family="text">
      <style:text-properties officeooo:rsid="0006cecc"/>
    </style:style>
    <style:style style:name="T2" style:family="text">
      <style:text-properties officeooo:rsid="0009d82c"/>
    </style:style>
    <style:style style:name="T3" style:family="text">
      <style:text-properties officeooo:rsid="000adadb"/>
    </style:style>
    <style:style style:name="T4" style:family="text">
      <style:text-properties officeooo:rsid="000b4dce"/>
    </style:style>
    <style:style style:name="T5" style:family="text">
      <style:text-properties officeooo:rsid="000b91af"/>
    </style:style>
    <style:style style:name="T6" style:family="text">
      <style:text-properties officeooo:rsid="0010faed"/>
    </style:style>
    <style:style style:name="T7" style:family="text">
      <style:text-properties officeooo:rsid="0010fb30"/>
    </style:style>
    <style:style style:name="T8" style:family="text">
      <style:text-properties officeooo:rsid="0011be8b"/>
    </style:style>
    <style:style style:name="T9" style:family="text">
      <style:text-properties officeooo:rsid="001869cc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UNDING HOSTS ON CROWDPUBLISH.TV</text:p>
      <text:p text:style-name="P4"/>
      <text:p text:style-name="P4"><text:span text:style-name="T1">Founding Hosts (such as PMCC) sign up on the CrowdPublish.TV home page to host a 15-30 minute discussion every week at x o’clock on Xday of the week about the great work they’re doing. Donations can be collected in the sidebar while Hosts livestream and when they’re offline.</text:span></text:p>
      <text:p text:style-name="P1"/>
      <text:p text:style-name="P1"><text:span text:style-name="T2">A few </text:span>Potential guests &amp; topics:</text:p>
      <text:p text:style-name="P9">- Jeremy Leisky: <text:span text:style-name="T9">Small</text:span> business as a turnaround from past life <text:span text:style-name="T6">challenge</text:span>s</text:p>
      <text:p text:style-name="P9">- Margaret Carson: Social media for small business</text:p>
      <text:p text:style-name="P9">- David Linhart: Pet <text:span text:style-name="T7">health</text:span></text:p>
      <text:p text:style-name="P9">- <text:span text:style-name="T7">There could be a series of pet adoption episodes with several organizations</text:span></text:p>
      <text:p text:style-name="P9">- <text:span text:style-name="T8">The Casa: Catholic spiritual renewal (Lent, Easter)</text:span></text:p>
      <text:p text:style-name="P9">- OCJ Kids: How OCJ helps improve the lives of foster kids</text:p>
      <text:p text:style-name="P9">- Glenn Mire: Second careers</text:p>
      <text:p text:style-name="P9">- Jen Wolfe: How graphics helps improve your business</text:p>
      <text:p text:style-name="P9">- Lisa Schaefer: <text:span text:style-name="T3">Why</text:span> CrowdPublish.TV <text:span text:style-name="T3">was formed &amp; what it can do for you</text:span></text:p>
      <text:p text:style-name="P3">Basically all <text:span text:style-name="T1">PMCC </text:span>members are potential guests. <text:span text:style-name="T1">Part of the discussion would include how the Chamber has helped them. Guests are welcome to sign up for their own livestream shows to sell items/collect donations while going into more detail on topics. I recommend hosting a livestream immediately following the PMCC livestream.</text:span></text:p>
      <text:p text:style-name="P2"/>
      <text:p text:style-name="P2"/>
      <text:p text:style-name="P5">How to Host a Show:</text:p>
      <text:p text:style-name="P8">1. Post the show (Host Discussion button) on the home page. <text:span text:style-name="T4">(Linda or Jason)</text:span></text:p>
      <text:p text:style-name="P8">2. Share the link to the show on social media through the Share buttons on the home page show schedule. <text:span text:style-name="T5">(anyone)</text:span></text:p>
      <text:p text:style-name="P7">3. Invite people to watch &amp; ask questions: <text:span text:style-name="T5">(anyone)</text:span></text:p>
      <text:p text:style-name="P10">Announce your show to your email list - be sure to include the time &amp; link.</text:p>
      <text:p text:style-name="P11">Personally invite 5 colleagues to watch the show - people are more likely to respond to a personal invitation.</text:p>
      <text:p text:style-name="P11">When starting the show, call a few people through the viewer to have them watch the show.</text:p>
      <text:p text:style-name="P8">4. Follow the steps in "How can I record my livestream show to YouTube?" on the FAQ page to get set up to record your talk show on YouTube so you can embed it on your CrowdPublish.TV page. <text:span text:style-name="T4">(Linda or Jas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euzerit-grotesk" svg:font-family="neuzerit-grotesk, Avenir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9:59:09.587652251</meta:creation-date>
    <dc:date>2019-01-08T22:43:50.686656930</dc:date>
    <meta:editing-duration>PT1H28M8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337" meta:character-count="1895" meta:non-whitespace-character-count="1579"/>
  </office:meta>
</office:document-meta>
</file>